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dc9" officeooo:paragraph-rsid="00160090"/>
    </style:style>
    <style:style style:name="P2" style:family="paragraph" style:parent-style-name="Standard">
      <style:text-properties officeooo:rsid="001b8ed5" officeooo:paragraph-rsid="00160090"/>
    </style:style>
    <style:style style:name="P3" style:family="paragraph" style:parent-style-name="Standard">
      <style:paragraph-properties fo:text-align="center" style:justify-single-word="false"/>
      <style:text-properties officeooo:rsid="001ae414" officeooo:paragraph-rsid="0016009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e414" officeooo:paragraph-rsid="0016009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7dc9" officeooo:paragraph-rsid="00160090" style:font-weight-asian="bold" style:font-weight-complex="bold"/>
    </style:style>
    <style:style style:name="P6" style:family="paragraph" style:parent-style-name="Standard">
      <style:text-properties officeooo:rsid="00160090" officeooo:paragraph-rsid="0017b59f"/>
    </style:style>
    <style:style style:name="P7" style:family="paragraph" style:parent-style-name="Standard">
      <style:text-properties officeooo:rsid="001b7dc9" officeooo:paragraph-rsid="0017b59f"/>
    </style:style>
    <style:style style:name="P8" style:family="paragraph" style:parent-style-name="Standard">
      <style:text-properties officeooo:rsid="001b7dc9" officeooo:paragraph-rsid="00160090"/>
    </style:style>
    <style:style style:name="T1" style:family="text">
      <style:text-properties style:text-position="super 58%"/>
    </style:style>
    <style:style style:name="T2" style:family="text">
      <style:text-properties officeooo:rsid="00160090"/>
    </style:style>
    <style:style style:name="T3" style:family="text">
      <style:text-properties officeooo:rsid="0017b5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rtificial Intelligence for Robotics</text:p>
      <text:p text:style-name="P4">Week <text:span text:style-name="T3">6</text:span></text:p>
      <text:p text:style-name="P4"/>
      <text:p text:style-name="P4">Assignment</text:p>
      <text:p text:style-name="P4"/>
      <text:p text:style-name="P5">Submitted by Patrick Nagel and Kiran Vasudev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7"><text:span text:style-name="T2">1. A heuristic function is one that estimates the cost of the path from a node to the closest goal state. If the node is the goal state, the cost is 0.</text:span></text:p>
      <text:p text:style-name="P1"/>
      <text:p text:style-name="P6">2. <text:span text:style-name="T3">The misplaced tiles method takes into account only the fact that the tile is misplaced and not the distance of this misplaced tile to the desired goal. Therefore, a tile closer to the goal is treated very similarly to a tile that is very far from the goal. The Manhattan Distance method takes into consideration how far a misplaced tile is from its desired goal. This leads to better outcomes.</text:span></text:p>
      <text:p text:style-name="P1"/>
      <text:p text:style-name="P6">3. <text:span text:style-name="T3">A Greedy Search algorithm is a search algorithm that uses a heuristic that helps the algorithm make an optimal choice at every iteration/stage of the algorithm. This type of algorithm does not produce an optimal solution for all problems, but they may provide optimal solutions over a reasonable amount of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0:41.526297009</meta:creation-date>
    <dc:date>2016-05-20T23:02:40.035477712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7" meta:word-count="169" meta:character-count="958" meta:non-whitespace-character-count="795"/>
  </office:meta>
</office:document-meta>
</file>